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f7f" officeooo:paragraph-rsid="001c3f7f"/>
    </style:style>
    <style:style style:name="P2" style:family="paragraph" style:parent-style-name="Standard">
      <style:text-properties officeooo:rsid="001c738d" officeooo:paragraph-rsid="001c738d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1c738d" officeooo:paragraph-rsid="001c738d" fo:background-color="transparent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1c738d" officeooo:paragraph-rsid="001e1d03" fo:background-color="transparent"/>
    </style:style>
    <style:style style:name="P5" style:family="paragraph" style:parent-style-name="Standard">
      <style:text-properties fo:color="#000000" loext:opacity="100%" style:font-name="Droid Sans Mono" fo:font-size="10.5pt" fo:font-weight="normal" officeooo:rsid="001e1d03" officeooo:paragraph-rsid="001e1d03" fo:background-color="transparent"/>
    </style:style>
    <style:style style:name="P6" style:family="paragraph" style:parent-style-name="Standard">
      <style:text-properties fo:color="#000000" loext:opacity="100%" style:font-name="Droid Sans Mono" fo:font-size="10.5pt" fo:font-weight="normal" officeooo:rsid="0020445d" officeooo:paragraph-rsid="0020445d" fo:background-color="transparent"/>
    </style:style>
    <style:style style:name="P7" style:family="paragraph" style:parent-style-name="Standard">
      <style:text-properties fo:color="#000000" loext:opacity="100%" style:font-name="Droid Sans Mono" fo:font-size="10.5pt" fo:font-weight="normal" officeooo:rsid="0022d9d6" officeooo:paragraph-rsid="0022d9d6" fo:background-color="transparent"/>
    </style:style>
    <style:style style:name="P8" style:family="paragraph" style:parent-style-name="Standard">
      <style:text-properties fo:color="#000000" loext:opacity="100%" style:font-name="Droid Sans Mono" fo:font-size="10.5pt" fo:font-weight="normal" officeooo:rsid="00291fa7" officeooo:paragraph-rsid="00291fa7" fo:background-color="transparent" style:font-weight-asian="normal" style:font-weight-complex="normal"/>
    </style:style>
    <style:style style:name="P9" style:family="paragraph" style:parent-style-name="Standard">
      <style:text-properties fo:color="#000000" loext:opacity="100%" style:font-name="Droid Sans Mono" fo:font-size="10.5pt" fo:font-weight="bold" officeooo:rsid="001fa3de" officeooo:paragraph-rsid="00291fa7" fo:background-color="transparent" style:font-weight-asian="bold" style:font-weight-complex="bold"/>
    </style:style>
    <style:style style:name="P10" style:family="paragraph" style:parent-style-name="Standard">
      <style:text-properties fo:color="#000000" loext:opacity="100%" officeooo:rsid="001c3f7f" officeooo:paragraph-rsid="001c3f7f"/>
    </style:style>
    <style:style style:name="P11" style:family="paragraph" style:parent-style-name="Standard">
      <style:text-properties fo:color="#000000" loext:opacity="100%" officeooo:paragraph-rsid="001c738d"/>
    </style:style>
    <style:style style:name="P12" style:family="paragraph" style:parent-style-name="Standard">
      <style:text-properties fo:color="#000000" loext:opacity="100%" officeooo:rsid="001fa3de" officeooo:paragraph-rsid="001fa3de"/>
    </style:style>
    <style:style style:name="P13" style:family="paragraph" style:parent-style-name="Standard">
      <style:text-properties fo:color="#000000" loext:opacity="100%" fo:font-weight="bold" officeooo:rsid="001fa3de" officeooo:paragraph-rsid="001fa3de" style:font-weight-asian="bold" style:font-weight-complex="bold"/>
    </style:style>
    <style:style style:name="P14" style:family="paragraph" style:parent-style-name="Standard">
      <style:text-properties fo:color="#000000" loext:opacity="100%" officeooo:rsid="0026329c" officeooo:paragraph-rsid="0026329c"/>
    </style:style>
    <style:style style:name="P15" style:family="paragraph" style:parent-style-name="Standard">
      <style:text-properties fo:color="#000000" loext:opacity="100%" officeooo:rsid="00281ff8" officeooo:paragraph-rsid="00281ff8"/>
    </style:style>
    <style:style style:name="P16" style:family="paragraph" style:parent-style-name="Standard">
      <style:text-properties fo:color="#6a9955" loext:opacity="100%" style:font-name="Droid Sans Mono" fo:font-size="10.5pt" fo:font-weight="normal" officeooo:rsid="001e1d03" officeooo:paragraph-rsid="001e1d03" fo:background-color="transparent"/>
    </style:style>
    <style:style style:name="P17" style:family="paragraph" style:parent-style-name="Standard">
      <style:text-properties officeooo:rsid="001e1d03" officeooo:paragraph-rsid="001e1d03"/>
    </style:style>
    <style:style style:name="P18" style:family="paragraph" style:parent-style-name="Standard">
      <style:text-properties fo:font-style="italic" officeooo:rsid="001e1d03" officeooo:paragraph-rsid="001e1d03" style:font-style-asian="italic" style:font-style-complex="italic"/>
    </style:style>
    <style:style style:name="P19" style:family="paragraph" style:parent-style-name="Standard">
      <style:text-properties fo:color="#000000" loext:opacity="100%" officeooo:rsid="00281ff8" officeooo:paragraph-rsid="00281ff8"/>
    </style:style>
    <style:style style:name="T1" style:family="text">
      <style:text-properties officeooo:rsid="001c738d"/>
    </style:style>
    <style:style style:name="T2" style:family="text">
      <style:text-properties officeooo:rsid="001e1d03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569cd6" loext:opacity="100%"/>
    </style:style>
    <style:style style:name="T9" style:family="text">
      <style:text-properties style:font-name="Droid Sans Mono" fo:font-size="10.5pt" fo:font-weight="normal" fo:background-color="transparent" loext:char-shading-value="0"/>
    </style:style>
    <style:style style:name="T10" style:family="text">
      <style:text-properties style:font-name="Droid Sans Mono" fo:font-size="10.5pt" fo:font-weight="normal" officeooo:rsid="001e1d03" fo:background-color="transparent" loext:char-shading-value="0"/>
    </style:style>
    <style:style style:name="T11" style:family="text">
      <style:text-properties style:font-name="Droid Sans Mono" fo:font-size="10.5pt" fo:font-weight="normal" officeooo:rsid="0022d9d6" fo:background-color="transparent" loext:char-shading-value="0"/>
    </style:style>
    <style:style style:name="T12" style:family="text">
      <style:text-properties style:font-name="Droid Sans Mono" fo:font-size="10.5pt" fo:font-weight="normal" officeooo:rsid="0023ca28" fo:background-color="transparent" loext:char-shading-value="0"/>
    </style:style>
    <style:style style:name="T13" style:family="text">
      <style:text-properties officeooo:rsid="0022305b"/>
    </style:style>
    <style:style style:name="T14" style:family="text">
      <style:text-properties officeooo:rsid="00242fca"/>
    </style:style>
    <style:style style:name="T15" style:family="text">
      <style:text-properties officeooo:rsid="00291f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are the main strengths, properties of Grivory GV </text:p>
      <text:p text:style-name="P10"><text:span text:style-name="T14">What factors mainly affect t</text:span>he transmission of laser through polymers?</text:p>
      <text:p text:style-name="P14">What is the influence of different percentage addition of recycled material on the polymers’ properties?</text:p>
      <text:p text:style-name="P15">I need to know the influence of difference recycled material addition to polymer properties, such as 10% and 20% addition.</text:p>
      <text:p text:style-name="P15">Provide a performance comparison wrapper of following materials: Zytel ST 811, <text:s/>Grilon BZ 3/2 and Grilon BRZ 344 H. </text:p>
      <text:p text:style-name="P15">what parameters and performance can you suggest related to an effective metal replacement, especially compared with Aluminium?</text:p>
      <text:p text:style-name="P10"/>
      <text:p text:style-name="P13"/>
      <text:p text:style-name="P13"/>
      <text:p text:style-name="P13">To Prompt <text:span text:style-name="T15">1</text:span></text:p>
      <text:p text:style-name="P12"/>
      <text:p text:style-name="P11"><text:span text:style-name="T1">I am running a container CUDA 11.8.0 and using a GPU RT 4080. </text:span><text:span text:style-name="T9">Nvidia container toolkit </text:span><text:span text:style-name="T10">is installed. </text:span><text:span text:style-name="T11">I cloned newly your </text:span><text:span text:style-name="T12">LocalGPT </text:span><text:span text:style-name="T11">repo today.</text:span></text:p>
      <text:p text:style-name="P2"/>
      <text:p text:style-name="P2">in the Readme file I can see that it si indicated <text:span text:style-name="T2">to run </text:span></text:p>
      <text:p text:style-name="P3"><text:span text:style-name="T3">CMAKE_ARGS</text:span><text:span text:style-name="T4">=</text:span><text:span text:style-name="T5">"-DLLAMA_CUBLAS=on"</text:span><text:span text:style-name="T4"> </text:span><text:span text:style-name="T3">FORCE_CMAKE</text:span><text:span text:style-name="T4">=</text:span><text:span text:style-name="T6">1</text:span><text:span text:style-name="T4"> </text:span><text:span text:style-name="T7">pip</text:span><text:span text:style-name="T4"> </text:span><text:span text:style-name="T5">install</text:span><text:span text:style-name="T4"> </text:span><text:span text:style-name="T5">llama-cpp-python==</text:span><text:span text:style-name="T6">0.1</text:span><text:span text:style-name="T5">.83</text:span><text:span text:style-name="T4"> –</text:span><text:span text:style-name="T8">no-cache-dir</text:span></text:p>
      <text:p text:style-name="P3"/>
      <text:p text:style-name="P5">However after smoothly building the image, after running the container with the command </text:p>
      <text:p text:style-name="P16">docker run -it --mount src="$HOME/.cache",target=/root/.cache,type=bind --gpus=all localgpt</text:p>
      <text:p text:style-name="P5"/>
      <text:p text:style-name="P17">I get following error </text:p>
      <text:p text:style-name="P17"/>
      <text:p text:style-name="P18"><text:span text:style-name="T13">`</text:span>pydantic.error_wrappers.ValidationError: 1 validation error for LLMChain</text:p>
      <text:p text:style-name="P18">llm</text:p>
      <text:p text:style-name="P18"><text:s text:c="2"/>none is not an allowed value (type=type_error.none.not_allowed)<text:span text:style-name="T13">`</text:span></text:p>
      <text:p text:style-name="P17"/>
      <text:p text:style-name="P17"/>
      <text:p text:style-name="P17">I <text:span text:style-name="T13">also </text:span>wonder when am I expected to run the command indicated earlier</text:p>
      <text:p text:style-name="P4"><text:span text:style-name="T3">CMAKE_ARGS</text:span><text:span text:style-name="T4">=</text:span><text:span text:style-name="T5">"-DLLAMA_CUBLAS=on"</text:span><text:span text:style-name="T4"> </text:span><text:span text:style-name="T3">FORCE_CMAKE</text:span><text:span text:style-name="T4">=</text:span><text:span text:style-name="T6">1</text:span><text:span text:style-name="T4"> </text:span><text:span text:style-name="T7">pip</text:span><text:span text:style-name="T4"> </text:span><text:span text:style-name="T5">install</text:span><text:span text:style-name="T4"> </text:span><text:span text:style-name="T5">llama-cpp-python==</text:span><text:span text:style-name="T6">0.1</text:span><text:span text:style-name="T5">.83</text:span><text:span text:style-name="T4"> –</text:span><text:span text:style-name="T8">no-cache-dir</text:span></text:p>
      <text:p text:style-name="P4"/>
      <text:p text:style-name="P6">Should it not be a RUN command inside the Dockerfile ?</text:p>
      <text:p text:style-name="P6"/>
      <text:p text:style-name="P7">Finally I could run smoothly without container and without GPU, <text:span text:style-name="T8">--device_type</text:span><text:span text:style-name="T4"> </text:span><text:span text:style-name="T5">cpu</text:span></text:p>
      <text:p text:style-name="P7">Any hint to overcome the problem?</text:p>
      <text:p text:style-name="P7"/>
      <text:p text:style-name="P7"/>
      <text:p text:style-name="P9">To Prompt <text:span text:style-name="T15">2</text:span></text:p>
      <text:p text:style-name="P9"/>
      <text:p text:style-name="P8">Thank you for new video localGPT: it was very helpful!</text:p>
      <text:p text:style-name="P8">I set aside the docker solution and I tried to run directly on GPU</text:p>
      <text:p text:style-name="P8">The 2 global environment variable were set and the “run_localGPT.py” code went through showing that CUDA was the device</text:p>
      <text:p text:style-name="P8"/>
      <text:p text:style-name="P8">`(privateGPT) gabriele@gabriele-AI:~/projects_code/localGPT$ python run_localGPT.py</text:p>
      <text:p text:style-name="P8">2023-09-18 19:21:33,270 - INFO - run_localGPT.py:221 - Running on: cuda `</text:p>
      <text:p text:style-name="P8"/>
      <text:p text:style-name="P8">However the variable BLAS was still 0:</text:p>
      <text:p text:style-name="P8"><text:soft-page-break/>`BLAS = 0 `</text:p>
      <text:p text:style-name="P8">I am not sure if in the following queries CPU or GPU were running. Is there any way to verify it ? Thanks again for the great content you provide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9:59:30.022251480</meta:creation-date>
    <dc:date>2023-10-03T21:21:07.647890305</dc:date>
    <meta:editing-duration>PT57M38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328" meta:character-count="2172" meta:non-whitespace-character-count="1869"/>
  </office:meta>
</office:document-meta>
</file>